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3326in" fo:margin-left="0.0139in" table:align="left" style:writing-mode="lr-tb"/>
    </style:style>
    <style:style style:name="Table1.A" style:family="table-column">
      <style:table-column-properties style:column-width="1.3597in"/>
    </style:style>
    <style:style style:name="Table1.B" style:family="table-column">
      <style:table-column-properties style:column-width="2.4813in"/>
    </style:style>
    <style:style style:name="Table1.C" style:family="table-column">
      <style:table-column-properties style:column-width="2.491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1.2" style:family="table-row">
      <style:table-row-properties style:min-row-height="0.7493in" fo:keep-together="auto"/>
    </style:style>
    <style:style style:name="Table1.3" style:family="table-row">
      <style:table-row-properties style:min-row-height="0.6132in" fo:keep-together="auto"/>
    </style:style>
    <style:style style:name="Table1.4" style:family="table-row">
      <style:table-row-properties style:min-row-height="0.2222in" fo:keep-together="auto"/>
    </style:style>
    <style:style style:name="Table1.5" style:family="table-row">
      <style:table-row-properties style:min-row-height="0.2889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35%" fo:text-align="center" style:justify-single-word="false">
        <style:tab-stops>
          <style:tab-stop style:position="6.3984in" style:type="right" style:leader-style="solid" style:leader-text="_"/>
        </style:tab-stops>
      </style:paragraph-properties>
      <style:text-properties fo:font-weight="bold" style:font-weight-asian="bold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line-height="135%">
        <style:tab-stops>
          <style:tab-stop style:position="3.052in" style:leader-style="solid" style:leader-text="_"/>
          <style:tab-stop style:position="6.3984in" style:type="right" style:leader-style="solid" style:leader-text="_"/>
        </style:tab-stops>
      </style:paragraph-properties>
    </style:style>
    <style:style style:name="P5" style:family="paragraph" style:parent-style-name="Standard">
      <style:paragraph-properties fo:line-height="135%">
        <style:tab-stops>
          <style:tab-stop style:position="6.3984in" style:type="right" style:leader-style="solid" style:leader-text="_"/>
        </style:tab-stops>
      </style:paragraph-properties>
    </style:style>
    <style:style style:name="P6" style:family="paragraph" style:parent-style-name="Standard">
      <style:paragraph-properties fo:line-height="135%" style:snap-to-layout-grid="false">
        <style:tab-stops>
          <style:tab-stop style:position="6.3984in" style:type="right" style:leader-style="solid" style:leader-text="_"/>
        </style:tab-stops>
      </style:paragraph-properties>
    </style:style>
    <style:style style:name="P7" style:family="paragraph" style:parent-style-name="Standard">
      <style:paragraph-properties fo:line-height="135%">
        <style:tab-stops>
          <style:tab-stop style:position="2.6583in" style:leader-style="solid" style:leader-text="_"/>
          <style:tab-stop style:position="6.3984in" style:type="right" style:leader-style="solid" style:leader-text="_"/>
        </style:tab-stops>
      </style:paragraph-properties>
    </style:style>
    <style:style style:name="P8" style:family="paragraph" style:parent-style-name="Standard">
      <style:paragraph-properties fo:line-height="135%">
        <style:tab-stops>
          <style:tab-stop style:position="3.3472in"/>
          <style:tab-stop style:position="6.3984in" style:type="right" style:leader-style="solid" style:leader-text="_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6.3984in" style:type="right" style:leader-style="solid" style:leader-text="_"/>
        </style:tab-stops>
      </style:paragraph-properties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officeooo:rsid="001abb4a" officeooo:paragraph-rsid="001abb4a" style:font-name-complex="Times"/>
    </style:style>
    <style:style style:name="P12" style:family="paragraph" style:parent-style-name="Standard">
      <style:paragraph-properties style:snap-to-layout-grid="false"/>
      <style:text-properties officeooo:rsid="001abb4a" officeooo:paragraph-rsid="001abb4a"/>
    </style:style>
    <style:style style:name="P13" style:family="paragraph" style:parent-style-name="Standard">
      <style:paragraph-properties fo:line-height="135%" style:snap-to-layout-grid="false">
        <style:tab-stops>
          <style:tab-stop style:position="6.3984in" style:type="right" style:leader-style="solid" style:leader-text="_"/>
        </style:tab-stops>
      </style:paragraph-properties>
      <style:text-properties officeooo:rsid="001abb4a" officeooo:paragraph-rsid="001abb4a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15" style:family="paragraph" style:parent-style-name="Standard">
      <style:text-properties officeooo:rsid="001abb4a" officeooo:paragraph-rsid="001abb4a" style:font-name-complex="Times"/>
    </style:style>
    <style:style style:name="P16" style:family="paragraph" style:parent-style-name="Standard">
      <style:paragraph-properties fo:line-height="135%"/>
      <style:text-properties fo:font-size="14pt" fo:font-weight="bold" style:font-size-asian="14pt" style:font-weight-asian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bb4a" style:font-name-complex="Ari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abb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che de Renseignements</text:p>
      <text:p text:style-name="P3">------------------------------------------------------------------------------------------------------------------------</text:p>
      <text:p text:style-name="P3"/>
      <text:p text:style-name="P4"><text:span text:style-name="T1">Nom : <text:s text:c="3"/></text:span><text:span text:style-name="T2">Laborie </text:span><text:span text:style-name="T1"><text:tab/> <text:s/>Prénom : <text:s text:c="4"/></text:span><text:span text:style-name="T2">Philippe </text:span><text:span text:style-name="T1"><text:tab/></text:span></text:p>
      <text:p text:style-name="P5">Nom de jeune fille : <text:tab/></text:p>
      <text:p text:style-name="P7">Date de naissance : <text:s/><text:span text:style-name="T4">16/11/1969 </text:span><text:tab/> N° INSEE (+ chiffre clé): <text:s text:c="2"/><text:span text:style-name="T4">1 69 11 12 089 363 81</text:span></text:p>
      <text:p text:style-name="P5">Lieu de naissance + Département : <text:s text:c="3"/><text:span text:style-name="T4">Decazeville (12) </text:span><text:tab/><text:tab/></text:p>
      <text:p text:style-name="P5">Nationalité : <text:span text:style-name="T4">Français </text:span><text:tab/></text:p>
      <text:p text:style-name="P5">Laboratoire : <text:s text:c="2"/><text:span text:style-name="T4">IBM France Lab _</text:span>__________________________________________________ </text:p>
      <text:p text:style-name="P5">Organisme de rattachement : <text:s text:c="3"/><text:span text:style-name="T4">IBM France</text:span></text:p>
      <text:p text:style-name="P8">Date de séjour à G-SCOP : <text:s/><text:span text:style-name="T4">09 Mai 2017 </text:span><text:span text:style-name="T3"><text:tab/></text:span></text:p>
      <text:p text:style-name="P8">Fonction/Grade : <text:span text:style-name="T4">Principal Scientist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ordonnées</text:p>
          </table:table-cell>
          <table:table-cell table:style-name="Table1.A1" office:value-type="string">
            <text:p text:style-name="P1">Professionnelles</text:p>
          </table:table-cell>
          <table:table-cell table:style-name="Table1.C1" office:value-type="string">
            <text:p text:style-name="P1">Personnelles</text:p>
          </table:table-cell>
        </table:table-row>
        <table:table-row table:style-name="Table1.2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12">IBM France Lab</text:p>
          </table:table-cell>
          <table:table-cell table:style-name="Table1.C1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5">Code Postal – Ville - Pays</text:p>
          </table:table-cell>
          <table:table-cell table:style-name="Table1.A1" office:value-type="string">
            <text:p text:style-name="P11">9, rue de Verdun</text:p>
            <text:p text:style-name="P11">94250 Gentilly</text:p>
            <text:p text:style-name="P11">France</text:p>
          </table:table-cell>
          <table:table-cell table:style-name="Table1.C1" office:value-type="string">
            <text:p text:style-name="P12">3, allée Ambroise Paré</text:p>
            <text:p text:style-name="P12">94240 L'Haÿ-les-Roses</text:p>
            <text:p text:style-name="P12">France</text:p>
          </table:table-cell>
        </table:table-row>
        <table:table-row table:style-name="Table1.4">
          <table:table-cell table:style-name="Table1.A1" office:value-type="string">
            <text:p text:style-name="P5">Téléphone</text:p>
          </table:table-cell>
          <table:table-cell table:style-name="Table1.A1" office:value-type="string">
            <text:p text:style-name="P13">+33 1 49 08 35 67</text:p>
          </table:table-cell>
          <table:table-cell table:style-name="Table1.C1" office:value-type="string">
            <text:p text:style-name="P12">+33 6 75 34 38 24</text:p>
          </table:table-cell>
        </table:table-row>
        <table:table-row table:style-name="Table1.5">
          <table:table-cell table:style-name="Table1.A1" office:value-type="string">
            <text:p text:style-name="P5">Fax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10"/>
          </table:table-cell>
        </table:table-row>
        <table:table-row table:style-name="Table1.5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13">laborie@fr.ibm.com</text:p>
          </table:table-cell>
          <table:table-cell table:style-name="Table1.C1" office:value-type="string">
            <text:p text:style-name="P12">phi.laborie@free.fr</text:p>
          </table:table-cell>
        </table:table-row>
      </table:table>
      <text:p text:style-name="P9"/>
      <text:p text:style-name="Standard"/>
      <text:p text:style-name="Standard"/>
      <text:p text:style-name="P16">(*) Joindre un RIB/RIP </text:p>
      <text:p text:style-name="P16">(**) Joindre papiers véhicule personnel si nécessa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fr" fo:country="FR" style:font-name-asian="Times" style:font-family-asian="Times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7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NSEIGNEMENTS PERSONNELS</dc:title>
    <meta:initial-creator>Béatrice Buccio</meta:initial-creator>
    <meta:creation-date>2014-06-26T09:19:00</meta:creation-date>
    <dc:creator>Philippe Laborie</dc:creator>
    <dc:date>2017-04-21T12:35:36.329553000</dc:date>
    <meta:print-date>2012-01-19T10:41:00</meta:print-date>
    <meta:editing-cycles>8</meta:editing-cycles>
    <meta:editing-duration>PT7M8S</meta:editing-duration>
    <meta:generator>LibreOffice/5.3.0.3$MacOSX_X86_64 LibreOffice_project/7074905676c47b82bbcfbea1aeefc84afe1c50e1</meta:generator>
    <meta:document-statistic meta:table-count="1" meta:image-count="0" meta:object-count="0" meta:page-count="1" meta:paragraph-count="32" meta:word-count="122" meta:character-count="907" meta:non-whitespace-character-count="779"/>
  </office:meta>
</office:document-meta>
</file>